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98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/>
          <table:table-cell table:style-name="ce82" office:value-type="string" calcext:value-type="string">
            <text:p>MSB</text:p>
          </table:table-cell>
          <table:table-cell table:style-name="ce91" table:number-columns-repeated="6"/>
          <table:table-cell table:style-name="ce284" office:value-type="string" calcext:value-type="string">
            <text:p>LSB</text:p>
          </table:table-cell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92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92"/>
          <table:covered-table-cell table:style-name="ce285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278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08:33:31.881833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3T17:11:32.827601993</dc:date>
    <meta:editing-duration>P8DT18H6M14S</meta:editing-duration>
    <meta:editing-cycles>52</meta:editing-cycles>
    <meta:generator>LibreOffice/6.4.7.2$Linux_X86_64 LibreOffice_project/40$Build-2</meta:generator>
    <meta:document-statistic meta:table-count="7" meta:cell-count="6002" meta:object-count="0"/>
  </office:meta>
</office:document-meta>
</file>